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loext:graphic-properties draw:fill-gradient-name="gradient" draw:fill-hatch-name="hatch"/>
      <style:paragraph-properties fo:line-height="150%" fo:text-align="center" style:justify-single-word="false"/>
      <style:text-properties fo:font-size="16pt" officeooo:paragraph-rsid="00195c55" style:font-size-asian="16pt" style:font-size-complex="16pt"/>
    </style:style>
    <style:style style:name="P2" style:family="paragraph" style:parent-style-name="Standard">
      <loext:graphic-properties draw:fill-gradient-name="gradient" draw:fill-hatch-name="hatch"/>
      <style:paragraph-properties fo:line-height="150%"/>
      <style:text-properties fo:font-size="16pt" officeooo:paragraph-rsid="00195c55" style:font-size-asian="16pt" style:font-size-complex="16pt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fo:language="en" fo:country="US" fo:font-style="italic" style:text-underline-style="solid" style:text-underline-width="auto" style:text-underline-color="font-color" fo:font-weight="bold" style:font-size-asian="14pt" style:font-style-asian="italic" style:font-weight-asian="bold" style:font-name-complex="Times New Roman1" style:font-size-complex="14pt"/>
    </style:style>
    <style:style style:name="T3" style:family="text">
      <style:text-properties style:font-name="Times New Roman" fo:font-size="14pt" fo:font-style="italic" style:text-underline-style="solid" style:text-underline-width="auto" style:text-underline-color="font-color" fo:font-weight="bold" style:font-size-asian="14pt" style:font-style-asian="italic" style:font-weight-asian="bold" style:font-name-complex="Times New Roman1" style:font-size-complex="14pt"/>
    </style:style>
    <style:style style:name="T4" style:family="text">
      <style:text-properties style:font-name="Times New Roman" fo:language="en" fo:country="US" fo:font-style="italic" style:text-underline-style="solid" style:text-underline-width="auto" style:text-underline-color="font-color" fo:font-weight="bold" style:font-style-asian="italic" style:font-weight-asian="bold" style:font-name-complex="Times New Roman1"/>
    </style:style>
    <style:style style:name="T5" style:family="text">
      <style:text-properties style:font-name="Times New Roman" fo:font-style="italic" style:text-underline-style="solid" style:text-underline-width="auto" style:text-underline-color="font-color" fo:font-weight="bold" style:font-style-asian="italic" style:font-weight-asian="bold" style:font-name-complex="Times New Roman1"/>
    </style:style>
    <style:style style:name="T6" style:family="text">
      <style:text-properties style:font-name="Times New Roman" style:font-name-complex="Times New Roman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4">XXV</text:span><text:span text:style-name="T5">I</text:span></text:p>
      <text:p text:style-name="P2"><text:span text:style-name="T6">15-летний мальчик сидел за столом, что-то допаивая. <text:s/>Закончив, он радостно побежал по коридору в сторону кабинета отца. Тот сидел, занимаясь какими-то делами. Резко открыв дверь, он с радостными глазами забежал внутрь.</text:span></text:p>
      <text:p text:style-name="P2"><text:span text:style-name="T6">–Папа, посмотри, что я сделал. </text:span></text:p>
      <text:p text:style-name="P2"><text:span text:style-name="T6">–И что это? Просто ручка? </text:span></text:p>
      <text:p text:style-name="P2"><text:span text:style-name="T6">–Нет, как ты не понимаешь, она может изменить мир. С помощью нее можно разрезать совершенно любую материю.</text:span></text:p>
      <text:p text:style-name="P2"><text:span text:style-name="T6">–Ну и воображение у тебя, Паша. Шел бы лучше ты погулять. У меня дел много. Мне некогда.</text:span></text:p>
      <text:p text:style-name="P2"><text:span text:style-name="T6">–А маме бы понравилось, – обиженно сказал юноша и удалился, закрыв за собой дверь. Слеза прокатилась по его щеке. За ней еще одна. «Никто не понимает меня. И не поймет», – подумал он и, резко выбежав из дома, побежал в сторону дома брата. Постучав в дверь, Павел не получил ответа и, надавив на ручку, обнаружил, что она открыта. Войдя внутрь, он осторожно осмотрелся. </text:span></text:p>
      <text:p text:style-name="P2"><text:span text:style-name="T6">–Витя, ты тут? – крикнул он. Ответа не последовало, однако прислушавшись, он услышал женский голос из дальней по коридору комнаты.</text:span></text:p>
      <text:p text:style-name="P2"><text:span text:style-name="T6">–Нет! Не надо, прошу! Ай, больно! – кричала девушка. </text:span></text:p>
      <text:p text:style-name="P2"><text:span text:style-name="T6">Павел быстро пробежался по коридору в сторону комнаты. Открыв дверь, он вздрогнул, замерев в ужасе. В центре зала стояла обнаженная девушка. На теле ее виднелись кровоподтеки, руки были связаны, задраны вверх и привязаны к кольцу в потолке. Сводный брат Павла, Виктор стоял позади нее с плетью в руках. Замахнувшись, </text:span><text:soft-page-break/><text:span text:style-name="T6">он нанес резкий сильный удар. Плеть звучно коснулась тела девушки, оставляя яркий след. Та громко вскрикнула. Ручка выпала из рук Павла на пол. </text:span></text:p>
      <text:p text:style-name="P2"><text:span text:style-name="T6">–Кто это тут у нас?! Ах, это ты маленький сорванец! – зловеще сказал Виктор, направляясь в сторону Павла. </text:span></text:p>
      <text:p text:style-name="P2"><text:span text:style-name="T6">–Ч-что здесь происходит, Витя? – заикаясь, спросил мальчик.</text:span></text:p>
      <text:p text:style-name="P2"><text:span text:style-name="T6">–Сейчас узнаешь, братик. </text:span></text:p>
      <text:p text:style-name="P2"><text:span text:style-name="T6">Виктор резко схватил его за руку и, не обращая внимания на его сопротивления и крики, ловко связав его руки, привязал к кольцам.</text:span></text:p>
      <text:p text:style-name="P2"><text:span text:style-name="T6">–А это что тут у нас? – Виктор поднял с пола ручку.</text:span></text:p>
      <text:p text:style-name="P2"><text:span text:style-name="T6">–Оставь впокое! Это лазер, который может поделить любую материю! – крикнул Павел, пытаясь вырваться.</text:span></text:p>
      <text:p text:style-name="P2"><text:span text:style-name="T6">–Ах даже так! Ну вот сейчас мы и проверим, так ли это, – сказал Виктор, подходя к брату с ручкой.</text:span></text:p>
      <text:p text:style-name="P2"><text:span text:style-name="T6">–Нееет! Не смей! – крикнул тот, закрывая глаза.</text:span></text:p>
      <text:p text:style-name="P2"><text:span text:style-name="T6">«Нет! Нет! Нет! Не смей! Оставь меня!» – пробормотал Алехин, открывая глаза и тяжело дыша. Резко посмотрев по сторонам и осознав, что это был всего лишь сон, Павел откинулся на спинку кресла, закрывая глаза и тяжело дыша. </text:span></text:p>
      <text:p text:style-name="P2"><text:span text:style-name="T6">–Что-то случилось? – спросила Юля.</text:span></text:p>
      <text:p text:style-name="P2"><text:span text:style-name="T6">–Да так. Кошмар приснился. Ты не знаешь, нам долго еще? Я просто проспал все.</text:span></text:p>
      <text:p text:style-name="P2"><text:span text:style-name="T6">–Мы идем на посадку. Через 20 минут сядем в Таиланде.</text:span></text:p>
      <text:p text:style-name="P2"><text:span text:style-name="T6">Павел расслабился и спокойно закрыл глаза, откидываясь на спинку кресла. В голове его мелькнула мысль про Дашу, но он тут же выкинул ее. Тем временем Даша уже сидела за кофейным столиком в </text:span><text:soft-page-break/><text:span text:style-name="T6">компании ее брата и отца Павла в одном из лучших санаториев Израиля. </text:span></text:p>
      <text:p text:style-name="P2"><text:span text:style-name="T6">–Так что же между вами случилось и где Павел? – спросил Алехин.</text:span></text:p>
      <text:p text:style-name="P2"><text:span text:style-name="T6">–Между нами были непреодолимые разногласия. Я не могу принять его взгляды. </text:span></text:p>
      <text:p text:style-name="P2"><text:span text:style-name="T6">–Мы никуда не торопимся, Даш, выкладывай, – сказал спокойно Дмитрий.</text:span></text:p>
      <text:p text:style-name="P2"><text:span text:style-name="T6">Алехин и брат девушки удобно устроились в креслах и погрузились в рассказ Даши о произошедшем в Москве.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5T19:29:24.636000000</meta:creation-date>
    <dc:date>2022-05-15T19:29:48.028000000</dc:date>
    <meta:editing-duration>PT23S</meta:editing-duration>
    <meta:editing-cycles>1</meta:editing-cycles>
    <meta:document-statistic meta:table-count="0" meta:image-count="0" meta:object-count="0" meta:page-count="3" meta:paragraph-count="27" meta:word-count="491" meta:character-count="3053" meta:non-whitespace-character-count="2563"/>
    <meta:generator>LibreOffice/7.2.2.2$Windows_X86_64 LibreOffice_project/02b2acce88a210515b4a5bb2e46cbfb63fe97d56</meta:generator>
  </office:meta>
</office:document-meta>
</file>